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611in" fo:margin-left="3.7618in" fo:margin-right="10.3479in" table:align="margins"/>
    </style:style>
    <style:style style:name="Table1.A" style:family="table-column">
      <style:table-column-properties style:column-width="7.3611in" style:rel-column-width="10600*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2pt" style:font-size-asian="12pt" style:font-size-complex="12pt"/>
    </style:style>
    <style:style style:name="P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Heading_20_1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M User Guide</text:p>
      <text:p text:style-name="P1"/>
      <text:p text:style-name="P2">TCM – Test Case Manager, is used to manage your “File State Databases” <text:s/>(which are used by CART).</text:p>
      <text:p text:style-name="P2"/>
      <text:p text:style-name="P4">Usage:</text:p>
      <text:p text:style-name="P2"/>
      <text:p text:style-name="P2"><text:s text:c="8"/>./tcm [create|clear|install|edit|delete|list] &lt;name&gt; [path/to/myfile]</text:p>
      <text:p text:style-name="P2"/>
      <text:p text:style-name="P2"><text:s text:c="16"/>create : creates a new File State Database file (*.tar.gz)</text:p>
      <text:p text:style-name="P2"><text:s text:c="16"/>clear : clears out all files and directories for a given version</text:p>
      <text:p text:style-name="P2"><text:s text:c="16"/>install : unzips and untars the &lt;name&gt; file into ./conalaun (from testpackages/files/&lt;VERSION&gt;/&lt;name&gt;.tar.gz)</text:p>
      <text:p text:style-name="P2"><text:s text:c="16"/>edit : extracts ./testpackages/files/&lt;VERSION&gt;/&lt;VERSION&gt;.tar.gz and replaces 'path/to/myfile' (inside the tar.gz) with file 'myfile' in ./updates directory.</text:p>
      <text:p text:style-name="P2"><text:s text:c="16"/>delete : removes path/to/myfile from the ERAF (&lt;VERSION&gt;.tar.gz)</text:p>
      <text:p text:style-name="P2"><text:s text:c="16"/>list : display list of all (*.tar.gz) files for current VERSION.</text:p>
      <text:p text:style-name="P2"/>
      <text:p text:style-name="P2"><text:s text:c="16"/>&lt;name&gt; : name of file to make (only for FSDBs, and only with 'create', <text:s/>and 'install' operations).</text:p>
      <text:p text:style-name="P2"/>
      <text:p text:style-name="P2"><text:s text:c="16"/>NOTE: 'edit' and 'delete' are only to edit the Expected Results Archive File (ERAF) - NOT FSDBs.</text:p>
      <text:p text:style-name="P2"><text:s text:c="16"/>To edit an FSDB, just do: (a) tcm install &lt;myfsdb&gt;; then (b) change file system, then (c) tcm create &lt;myfsdb&gt;.</text:p>
      <text:p text:style-name="P2"/>
      <text:p text:style-name="P2"><text:s text:c="16"/>For 'edit' &amp; 'delete', the version is taken from the VERSION environment variable. So do not specify &lt;name&gt;.</text:p>
      <text:p text:style-name="P2"/>
      <text:p text:style-name="P2"/>
      <text:p text:style-name="P2"><text:s text:c="7"/>If you do not have yet set environment variable VERSION, TCM will bail. <text:s/>You must set <text:s/>VERSION <text:s/>environment variable.</text:p>
      <text:p text:style-name="P2"><text:s text:c="7"/>The value of this variable must be a directory in... <text:s text:c="2"/></text:p>
      <text:p text:style-name="P2"/>
      <text:p text:style-name="P2"><text:s text:c="16"/>./testpackages/files/$VERSION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The CONFIG variable<text:tab/>1</text:p>
          <text:p text:style-name="P8">Glossary<text:tab/>1</text:p>
          <text:p text:style-name="P8">CREATE operation<text:tab/>1</text:p>
          <text:p text:style-name="P8">CLEAR operation<text:tab/>1</text:p>
          <text:p text:style-name="P8">INSTALL operation<text:tab/>1</text:p>
          <text:p text:style-name="P8">VERIFY operation<text:tab/>1</text:p>
          <text:p text:style-name="P8">EDIT <text:s/>operation<text:tab/>1</text:p>
        </text:index-body>
      </text:table-of-content>
      <text:p text:style-name="P2"/>
      <text:p text:style-name="P6"/>
      <text:p text:style-name="P2"/>
      <text:h text:style-name="P14" text:outline-level="1">The CONFIG variable</text:h>
      <text:p text:style-name="Standard"><text:span text:style-name="T2">IMPORTANT..</text:span>. <text:s text:c="2"/>check the value of variable called “CONFIG” in <text:s/>tcm.py.</text:p>
      <text:p text:style-name="P2"/>
      <text:p text:style-name="P2"><text:tab/><text:tab/><text:tab/>CONFIG = "testpackages"</text:p>
      <text:p text:style-name="P2"/>
      <text:p text:style-name="P2">This has to match the value that CART uses to find your *.conf files. <text:s/></text:p>
      <text:p text:style-name="P2">Example</text:p>
      <text:p text:style-name="P2"/>
      <text:p text:style-name="P2">[victor@VCCK_DEV cart]$ ll testpackages/</text:p>
      <text:p text:style-name="P2">total 12</text:p>
      <text:p text:style-name="P2">drwxrwxr-x. 4 victor victor 4096 Dec 30 11:00 files</text:p>
      <text:p text:style-name="P2">-rw-rw-r--. 1 victor victor <text:s/>277 Dec 30 12:22 v1.000.conf</text:p>
      <text:p text:style-name="P2">-rw-rw-r--. 1 victor victor <text:s/>282 Dec 29 12:32 v1.100.conf</text:p>
      <text:p text:style-name="P2"/>
      <text:p text:style-name="P2">Right now CART uses “ testpackages” for that directory. <text:s text:c="2"/>Make sure TCM's value is same. It's just where your v1.000.conf, v1.100.conf, etc files are.</text:p>
      <text:p text:style-name="P2"><text:line-break/>This should really never change.</text:p>
      <text:p text:style-name="P6"/>
      <text:p text:style-name="P2"/>
      <text:h text:style-name="Heading_20_1" text:outline-level="1">Glossary</text:h>
      <text:p text:style-name="P2"/>
      <text:p text:style-name="P6">FSDB – file state database. <text:s text:c="2"/>FSDB is the old legacy name, but really it is just the set of raw ICO files to process. (in <text:span text:style-name="T1">cart_raw_ico</text:span>).<text:line-break/></text:p>
      <text:p text:style-name="P2"/>
      <text:h text:style-name="Heading_20_1" text:outline-level="1">CREATE operation</text:h>
      <text:p text:style-name="P2"/>
      <text:p text:style-name="P2">To create a File State database ( FSDB) , simply create directory <text:s/><text:span text:style-name="T1">cart_raw_ico </text:span><text:span text:style-name="T3">and place your ICO files in it, then run TCM CREATE.</text:span></text:p>
      <text:p text:style-name="P2">The below is assuming you set environment variable “VERSION” to “ <text:span text:style-name="T1">v1.000” </text:span></text:p>
      <text:p text:style-name="P2"/>
      <text:p text:style-name="P2">[victor@VCCK_DEV cart]$ <text:span text:style-name="T1">tcm create mytest</text:span></text:p>
      <text:p text:style-name="P2"/>
      <text:p text:style-name="P2">VERSION: v1.000</text:p>
      <text:p text:style-name="P2">OPERATION: create</text:p>
      <text:p text:style-name="P2">NAME: mytest</text:p>
      <text:p text:style-name="P2"/>
      <text:p text:style-name="P2">This will create a file in </text:p>
      <text:p text:style-name="P2"/>
      <text:p text:style-name="P2"><text:s text:c="27"/><text:span text:style-name="T1">testpackages/files/v1.000/mytest.tar.gz</text:span></text:p>
      <text:p text:style-name="P2"/>
      <text:p text:style-name="P2">It builds that path based on the VERSION and NAME parameters at the command line.</text:p>
      <text:p text:style-name="P2"/>
      <text:p text:style-name="P3">What is placed in this <text:span text:style-name="T1">mytest.tar.gz </text:span>file? <text:s/>Simple – all the files in <text:s/><text:span text:style-name="T1">cart_raw_ico/*</text:span></text:p>
      <text:p text:style-name="P3">Let's assume you had your testpackages/v1.000.conf file with the contents:<text:line-break/></text:p>
      <text:p text:style-name="P3"><text:s text:c="15"/>areas = x,y</text:p>
      <text:p text:style-name="P3"><text:s text:c="15"/>[mytest.tar.gz:x,y]</text:p>
      <text:p text:style-name="P3"><text:s text:c="15"/>“input A”</text:p>
      <text:p text:style-name="P3"><text:s text:c="15"/>“input B”</text:p>
      <text:p text:style-name="P3"><text:s text:c="15"/>“input C”</text:p>
      <text:p text:style-name="P3"><text:s text:c="15"/>“input D”</text:p>
      <text:p text:style-name="P3"/>
      <text:p text:style-name="P3">Also assume that you want 2 ICO files to be processed after “input A” but before processing “input B”. <text:s/>Then you would place them in cart_raw_ico and name them as...</text:p>
      <text:p text:style-name="P3"/>
      <text:p text:style-name="P3"><text:s text:c="23"/>./cart_raw_ico/ico1-j</text:p>
      <text:p text:style-name="P3"><text:s text:c="23"/>./cart_raw_ico/ico1-k</text:p>
      <text:p text:style-name="P3"/>
      <text:p text:style-name="P3">The charactors after the “ico-\d+” can be anything you want. <text:s/>All that matters is the file name starts with “ico” and then one or more integers, then a dash, then any charactors you want.</text:p>
      <text:p text:style-name="P3"/>
      <text:p text:style-name="P7">When CART runs and unzips <text:span text:style-name="T1">mytest.tar.gz</text:span>, the 'ico1-j' and 'ico1-k' will exist in cart_raw_ico.<text:line-break/>Note that “input A” is input index [0]. <text:s/>and “input B” is index [1].<text:line-break/><text:line-break/>So CART sees “ico1-j” and “ico1-k”. <text:s text:c="2"/>The name must start with “ico-” <text:s/>(the letters “i”, “c” and “o” then a dash – any text can appear after and any file extension).<text:line-break/><text:line-break/>CART sees that the integer right after the dash is a “1” (in the filenames - “ico\d+”)... <text:s/>So it knows to process up to, but not including index [1] (which is “input B”). <text:s text:c="2"/>Then it will compile those 2 ICO files (ico1-j and ico1-k), THEN it will process “input B”.<text:line-break/></text:p>
      <text:p text:style-name="P3"/>
      <text:p text:style-name="P3"/>
      <text:h text:style-name="P15" text:outline-level="1">CLEAR operation</text:h>
      <text:p text:style-name="P3"/>
      <text:p text:style-name="P3">If you want to get rid of all files that are part of a given FSDB, use <text:s/>“clear”.</text:p>
      <text:p text:style-name="P3">This deletes all files/folders that were installed in (copied from being extracted from testpackages/files/v1.000/).</text:p>
      <text:p text:style-name="P3">Example, if you used “create” to extract all files that are in testpackages/files/v1.000/myFsdb.tar.gz, then use “clear” <text:s/>to remove all those files.</text:p>
      <text:p text:style-name="P3"><text:line-break/>All that the “clear” command does is delete all contents of <text:span text:style-name="T1">cart_raw_ico </text:span>directory.</text:p>
      <text:p text:style-name="P7"/>
      <text:p text:style-name="P3"/>
      <text:p text:style-name="P3"/>
      <text:h text:style-name="P15" text:outline-level="1">INSTALL operation</text:h>
      <text:p text:style-name="P3">If you issue the command..</text:p>
      <text:p text:style-name="P3"/>
      <text:p text:style-name="P3"><text:s text:c="13"/>tcm.py install myfsdb</text:p>
      <text:p text:style-name="P3"/>
      <text:p text:style-name="P3">In this example, <text:s text:c="2"/>Install simply extracts all files in <text:span text:style-name="T1">testpackages/files/v1.000/myfsdb.tar.gz</text:span> and places them in <text:span text:style-name="T1">cart_raw_ico.</text:span></text:p>
      <text:p text:style-name="P3"/>
      <text:p text:style-name="P7"/>
      <text:p text:style-name="P4"/>
      <text:h text:style-name="P15" text:outline-level="1">EDIT <text:s/>operation</text:h>
      <text:p text:style-name="P3"/>
      <text:p text:style-name="P2"><text:span text:style-name="T3">What if you wanted to change the contents of the ERAF? <text:s/>(expected results archive file) ? </text:span><text:span text:style-name="T1"><text:s text:c="2"/></text:span><text:span text:style-name="T3">(example, for version 1.000, it exists in .</text:span><text:span text:style-name="T1"> testpackages/files/v1.000/ v1.000.tar.gz</text:span><text:span text:style-name="T3"> ) ??</text:span></text:p>
      <text:p text:style-name="P2"><text:span text:style-name="T3"><text:line-break/>Let's say the ERAF <text:s/></text:span><text:span text:style-name="T1">./testpackages/files/v1.000/v1.000.tar.gz </text:span><text:span text:style-name="T3">contained the following...<text:line-break/></text:span></text:p>
      <text:p text:style-name="P3"><text:s text:c="39"/>./subdir_1/file_x.txt</text:p>
      <text:p text:style-name="P3"><text:s text:c="39"/>./file_y.txt</text:p>
      <text:p text:style-name="P3"/>
      <text:p text:style-name="P3">So file_y.txt is in the root directory of the ERAF <text:s/>tar.gz. <text:s text:c="3"/>And <text:s/>file_x.txt <text:s/>is in a subdirectory <text:s/>(' subdir_1') of the <text:s/>ERAF <text:s/>tar.gz file.</text:p>
      <text:p text:style-name="P3"/>
      <text:p text:style-name="P3">How can we update these two files?? <text:s/>Easy.. <text:s/>place files with the same name in the “updates” folder (sub directory <text:s/>of where ./tcm.py is).</text:p>
      <text:p text:style-name="P3"/>
      <text:p text:style-name="P3"><text:s text:c="24"/>./updates/file_x.txt</text:p>
      <text:p text:style-name="P3"><text:s text:c="24"/>./updates/file_y.txt</text:p>
      <text:p text:style-name="P3"/>
      <text:p text:style-name="P2"><text:span text:style-name="T3">So ./updates/file_x.txt <text:s/>will end up overwriting <text:s/>/subdir_1/file_x.txt <text:s text:c="2"/>inside </text:span><text:span text:style-name="T1">./testpackages/files/v1.000/v1.000.tar.gz .</text:span></text:p>
      <text:p text:style-name="P2"><text:span text:style-name="T3">And <text:s text:c="2"/>./updates/file_y.txt <text:s/>will end up overwriting <text:s text:c="2"/>./file_y.txt <text:s text:c="2"/>inside </text:span><text:span text:style-name="T1">./testpackages/files/v1.000/v1.000.tar.gz .</text:span></text:p>
      <text:p text:style-name="P4"/>
      <text:p text:style-name="P3">To make the change to <text:s text:c="2"/><text:span text:style-name="T1">file_x.txt,</text:span> <text:s text:c="2"/>run.... <text:s text:c="2"/>(assuming you set VERSION environment variable to “ v1.000”)..</text:p>
      <text:p text:style-name="P3"/>
      <text:p text:style-name="P3"><text:s text:c="41"/>tcm edit <text:span text:style-name="T1"><text:s/></text:span>/subdir_1/file_x.txt</text:p>
      <text:p text:style-name="P4"/>
      <text:p text:style-name="P3">TCM will then edit the ERAF file <text:span text:style-name="T1">./testpackages/files/v1.000/v1.000.tar.gz <text:s/></text:span>and replace<text:span text:style-name="T1"> <text:s text:c="2"/></text:span>/subdir_1/file_x.txt <text:s text:c="2"/>with file <text:s/>./updates/ file_x.txt.</text:p>
      <text:p text:style-name="P3">Of course it doesn't do that “inline” – it unzips, extracts, overwrites, and then does a “create”.</text:p>
      <text:p text:style-name="P3"/>
      <text:p text:style-name="P3">To replace <text:s/>file_y.txt <text:s text:c="2"/>inside <text:span text:style-name="T1">./testpackages/files/v1.000/v1.000.tar.gz </text:span>with <text:s/>./updates/file_y.txt... just issue...</text:p>
      <text:p text:style-name="P3"/>
      <text:p text:style-name="P3"><text:s text:c="39"/>tcm edit <text:s/>/file_y.txt</text:p>
      <text:p text:style-name="P4"/>
      <text:p text:style-name="P5">** NOTE ** <text:s/>If you want to CREATE a new directory and file in the ERAF, simply provide the path … <text:s/>That is, if the path you specify to 'edit' actually does not exist, it will be created in the ERAF.</text:p>
      <text:p text:style-name="P3"/>
      <text:p text:style-name="P3">that's it !!</text:p>
      <text:p text:style-name="P7"/>
      <text:p text:style-name="P3"/>
      <text:p text:style-name="P12">Update - January 2023 - Included directories in an FSDB.</text:p>
      <text:p text:style-name="P13"/>
      <text:p text:style-name="P13">TCM now knows about other directories (other than just "<text:span text:style-name="T4">cart_raw_ico</text:span>"). <text:s/>Now TCM, when you do a "tcm create", it includes in the FSDB, all files in all the following directories:</text:p>
      <text:p text:style-name="P13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drwxr-xr-x. 1 victor victor <text:s text:c="3"/>0 Jan <text:s/>1 18:41 alt_text</text:p>
            <text:p text:style-name="P16">drwxr-xr-x. 1 victor victor <text:s text:c="2"/>36 Nov 19 13:18 cart_raw_ico</text:p>
            <text:p text:style-name="P16">drwxr-xr-x. 1 victor victor <text:s text:c="2"/>48 Jan <text:s/>1 18:39 groups</text:p>
            <text:p text:style-name="P16">drwxr-xr-x. 1 victor victor <text:s text:c="2"/>72 Jan <text:s/>1 18:40 sr_code</text:p>
          </table:table-cell>
        </table:table-row>
      </table:table>
      <text:p text:style-name="P3"/>
      <text:p text:style-name="P3">So, "tcm create" now creates an FSDB with ALL the above files from all above directories in it. <text:s text:c="2"/>Thus, before doing your "tcm create" , make sure that all the files in these directories are sane !! <text:s/>Make sure that no "stray" files are inadvertently included. <text:s/>Make sure a stray version of "constant_strings.dat" is not along for the ride.</text:p>
      <text:p text:style-name="P3"/>
      <text:p text:style-name="P3"/>
      <text:p text:style-name="P3"/>
      <text:p text:style-name="P3"/>
      <text:p text:style-name="P4"/>
      <text:p text:style-name="P4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30T12:58:39.93</meta:creation-date>
    <dc:date>2023-01-16T13:32:38.74</dc:date>
    <meta:editing-duration>PT1H34M11S</meta:editing-duration>
    <meta:editing-cycles>41</meta:editing-cycles>
    <meta:generator>OpenOffice/4.1.12$Win32 OpenOffice.org_project/4112m1$Build-9809</meta:generator>
    <meta:document-statistic meta:table-count="1" meta:image-count="0" meta:object-count="0" meta:page-count="1" meta:paragraph-count="97" meta:word-count="1074" meta:character-count="7474"/>
  </office:meta>
</office:document-meta>
</file>